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linux.ime.usp.br/arquivos/apostila.pdf" text:style-name="Internet_20_link" text:visited-style-name="Visited_20_Internet_20_Link">https://linux.ime.usp.br/arquivos/apostila.pdf</text:a></text:p>
      <text:p text:style-name="Standard"/>
      <text:p text:style-name="Standard">http://comparecloud.i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6:50.879693617</meta:creation-date>
    <dc:date>2019-01-14T16:27:23.991804823</dc:date>
    <meta:editing-duration>PT30M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2" meta:character-count="69" meta:non-whitespace-character-count="69"/>
  </office:meta>
</office:document-meta>
</file>